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Source Code Pro Light" svg:font-family="'Source Code Pro Light'"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382cm" style:rel-column-width="16887*"/>
    </style:style>
    <style:style style:name="Tabla1.B" style:family="table-column">
      <style:table-column-properties style:column-width="4.382cm" style:rel-column-width="16888*"/>
    </style:style>
    <style:style style:name="Tabla1.C" style:family="table-column">
      <style:table-column-properties style:column-width="2.746cm" style:rel-column-width="10586*"/>
    </style:style>
    <style:style style:name="Tabla1.D" style:family="table-column">
      <style:table-column-properties style:column-width="2.746cm" style:rel-column-width="10587*"/>
    </style:style>
    <style:style style:name="Tabla1.A1" style:family="table-cell">
      <style:table-cell-properties fo:padding="0cm" fo:border="none" style:writing-mode="page"/>
    </style:style>
    <style:style style:name="P1" style:family="paragraph" style:parent-style-name="Code">
      <style:text-properties officeooo:paragraph-rsid="001b5467"/>
    </style:style>
    <style:style style:name="P2" style:family="paragraph" style:parent-style-name="Code">
      <style:text-properties officeooo:rsid="002080f6" officeooo:paragraph-rsid="0020d4b9"/>
    </style:style>
    <style:style style:name="P3" style:family="paragraph" style:parent-style-name="Code">
      <style:text-properties officeooo:paragraph-rsid="0020d4b9"/>
    </style:style>
    <style:style style:name="P4" style:family="paragraph" style:parent-style-name="Code">
      <style:text-properties officeooo:paragraph-rsid="002439a7"/>
    </style:style>
    <style:style style:name="P5" style:family="paragraph" style:parent-style-name="Code">
      <style:text-properties officeooo:rsid="00256ca8" officeooo:paragraph-rsid="00256ca8"/>
    </style:style>
    <style:style style:name="P6" style:family="paragraph" style:parent-style-name="Subtitle">
      <style:text-properties officeooo:rsid="00160325" officeooo:paragraph-rsid="00160325"/>
    </style:style>
    <style:style style:name="P7" style:family="paragraph" style:parent-style-name="Text_20_body">
      <style:text-properties officeooo:rsid="001b3708" officeooo:paragraph-rsid="001b3708"/>
    </style:style>
    <style:style style:name="P8" style:family="paragraph" style:parent-style-name="Text_20_body">
      <style:text-properties officeooo:rsid="001ddacc" officeooo:paragraph-rsid="001ddacc"/>
    </style:style>
    <style:style style:name="P9" style:family="paragraph" style:parent-style-name="Text_20_body">
      <style:text-properties officeooo:rsid="002080f6" officeooo:paragraph-rsid="0020d4b9"/>
    </style:style>
    <style:style style:name="P10" style:family="paragraph" style:parent-style-name="Text_20_body">
      <style:text-properties officeooo:rsid="00294bf0" officeooo:paragraph-rsid="00294bf0"/>
    </style:style>
    <style:style style:name="P11" style:family="paragraph" style:parent-style-name="Text_20_body">
      <style:paragraph-properties fo:text-align="justify" style:justify-single-word="false"/>
      <style:text-properties officeooo:rsid="00199d10" officeooo:paragraph-rsid="001a9cd2"/>
    </style:style>
    <style:style style:name="P12" style:family="paragraph" style:parent-style-name="Text_20_body">
      <style:text-properties officeooo:rsid="0020d4b9" officeooo:paragraph-rsid="0020d4b9"/>
    </style:style>
    <style:style style:name="P13" style:family="paragraph" style:parent-style-name="Text_20_body">
      <style:text-properties officeooo:rsid="002b9cf3" officeooo:paragraph-rsid="002b9cf3"/>
    </style:style>
    <style:style style:name="P14" style:family="paragraph" style:parent-style-name="Text_20_body">
      <style:text-properties officeooo:paragraph-rsid="002b9cf3"/>
    </style:style>
    <style:style style:name="P15" style:family="paragraph" style:parent-style-name="Text_20_body">
      <style:text-properties officeooo:rsid="0033db09" officeooo:paragraph-rsid="0033db09"/>
    </style:style>
    <style:style style:name="P16" style:family="paragraph" style:parent-style-name="Text_20_body">
      <style:text-properties officeooo:rsid="003cad46" officeooo:paragraph-rsid="002af181"/>
    </style:style>
    <style:style style:name="P17" style:family="paragraph" style:parent-style-name="Text_20_body">
      <style:text-properties officeooo:rsid="003cad46" officeooo:paragraph-rsid="003cad46"/>
    </style:style>
    <style:style style:name="P18" style:family="paragraph" style:parent-style-name="Text_20_body">
      <style:text-properties fo:font-size="18.2000007629395pt" fo:font-weight="bold" officeooo:rsid="003cad46" officeooo:paragraph-rsid="003cad46" style:font-size-asian="18.2000007629395pt" style:font-weight-asian="bold" style:font-size-complex="18.2000007629395pt" style:font-weight-complex="bold"/>
    </style:style>
    <style:style style:name="P19" style:family="paragraph" style:parent-style-name="Text_20_body">
      <style:text-properties fo:font-size="12pt" fo:font-weight="normal" officeooo:rsid="003cad46" officeooo:paragraph-rsid="003cad46" style:font-size-asian="10.5pt" style:font-weight-asian="normal" style:font-size-complex="12pt" style:font-weight-complex="normal"/>
    </style:style>
    <style:style style:name="P20" style:family="paragraph" style:parent-style-name="Title">
      <style:text-properties officeooo:rsid="00160325" officeooo:paragraph-rsid="00160325"/>
    </style:style>
    <style:style style:name="P21" style:family="paragraph" style:parent-style-name="Table_20_Contents">
      <style:paragraph-properties fo:text-align="center" style:justify-single-word="false"/>
      <style:text-properties officeooo:rsid="0031f3e9" officeooo:paragraph-rsid="0031f3e9"/>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officeooo:rsid="0031f3e9" officeooo:paragraph-rsid="0031f3e9" style:font-weight-asian="bold" style:font-weight-complex="bold"/>
    </style:style>
    <style:style style:name="P24" style:family="paragraph" style:parent-style-name="Table_20_Contents">
      <style:paragraph-properties fo:text-align="center" style:justify-single-word="false"/>
      <style:text-properties fo:font-weight="bold" officeooo:rsid="0031f3e9" officeooo:paragraph-rsid="003401d2" style:font-weight-asian="bold" style:font-weight-complex="bold"/>
    </style:style>
    <style:style style:name="P25" style:family="paragraph" style:parent-style-name="Table_20_Contents">
      <style:paragraph-properties fo:text-align="center" style:justify-single-word="false"/>
      <style:text-properties officeooo:rsid="003560ce" officeooo:paragraph-rsid="003560ce"/>
    </style:style>
    <style:style style:name="P26" style:family="paragraph" style:parent-style-name="Table_20_Contents">
      <style:paragraph-properties fo:text-align="center" style:justify-single-word="false"/>
      <style:text-properties officeooo:rsid="003681c2" officeooo:paragraph-rsid="003681c2"/>
    </style:style>
    <style:style style:name="P27" style:family="paragraph" style:parent-style-name="Table_20_Contents">
      <style:paragraph-properties fo:text-align="center" style:justify-single-word="false"/>
      <style:text-properties officeooo:rsid="0036ee0d" officeooo:paragraph-rsid="0036ee0d"/>
    </style:style>
    <style:style style:name="P28" style:family="paragraph" style:parent-style-name="Table_20_Contents">
      <style:paragraph-properties fo:text-align="center" style:justify-single-word="false"/>
      <style:text-properties officeooo:rsid="003851cf" officeooo:paragraph-rsid="003851cf"/>
    </style:style>
    <style:style style:name="P29" style:family="paragraph" style:parent-style-name="Table_20_Contents">
      <style:paragraph-properties fo:text-align="center" style:justify-single-word="false"/>
      <style:text-properties officeooo:rsid="003ac74d" officeooo:paragraph-rsid="003ac74d"/>
    </style:style>
    <style:style style:name="P30" style:family="paragraph" style:parent-style-name="Heading_20_1">
      <style:paragraph-properties fo:break-before="page"/>
      <style:text-properties officeooo:rsid="0016555f" officeooo:paragraph-rsid="0016555f"/>
    </style:style>
    <style:style style:name="P31" style:family="paragraph" style:parent-style-name="Heading_20_1">
      <style:paragraph-properties fo:break-before="page"/>
      <style:text-properties officeooo:rsid="002af181" officeooo:paragraph-rsid="002af181"/>
    </style:style>
    <style:style style:name="P32" style:family="paragraph" style:parent-style-name="Heading_20_1">
      <style:paragraph-properties fo:break-before="page"/>
      <style:text-properties officeooo:rsid="002b9cf3" officeooo:paragraph-rsid="002b9cf3"/>
    </style:style>
    <style:style style:name="P33" style:family="paragraph" style:parent-style-name="Heading_20_2">
      <style:text-properties officeooo:rsid="001b3708" officeooo:paragraph-rsid="001b3708"/>
    </style:style>
    <style:style style:name="P34" style:family="paragraph" style:parent-style-name="Heading_20_2" style:list-style-name="">
      <style:text-properties officeooo:rsid="002080f6" officeooo:paragraph-rsid="002080f6"/>
    </style:style>
    <style:style style:name="P35" style:family="paragraph" style:parent-style-name="Heading_20_2">
      <style:paragraph-properties fo:break-before="page"/>
      <style:text-properties officeooo:rsid="002080f6" officeooo:paragraph-rsid="002080f6"/>
    </style:style>
    <style:style style:name="P36" style:family="paragraph" style:parent-style-name="Text_20_body">
      <style:text-properties fo:font-style="normal" officeooo:rsid="003d8a20" officeooo:paragraph-rsid="003cad46" style:font-style-asian="normal" style:font-style-complex="normal"/>
    </style:style>
    <style:style style:name="P37" style:family="paragraph" style:parent-style-name="Text_20_body">
      <style:text-properties officeooo:rsid="00431bda" officeooo:paragraph-rsid="00431bda"/>
    </style:style>
    <style:style style:name="P38" style:family="paragraph" style:parent-style-name="Text_20_body">
      <style:text-properties fo:font-size="18.2000007629395pt" fo:font-weight="bold" officeooo:rsid="003cad46" officeooo:paragraph-rsid="003cad46" style:font-size-asian="18.2000007629395pt" style:font-weight-asian="bold" style:font-size-complex="18.2000007629395pt" style:font-weight-complex="bold"/>
    </style:style>
    <style:style style:name="P39" style:family="paragraph" style:parent-style-name="Text_20_body">
      <style:text-properties fo:font-size="12pt" fo:font-weight="normal" officeooo:rsid="00431bda" officeooo:paragraph-rsid="00431bda" style:font-size-asian="10.5pt" style:font-weight-asian="normal" style:font-size-complex="12pt" style:font-weight-complex="normal"/>
    </style:style>
    <style:style style:name="P40" style:family="paragraph" style:parent-style-name="Text_20_body">
      <style:text-properties fo:font-size="12pt" fo:font-weight="normal" officeooo:rsid="003cad46" officeooo:paragraph-rsid="003cad46" style:font-size-asian="10.5pt" style:font-weight-asian="normal" style:font-size-complex="12pt" style:font-weight-complex="normal"/>
    </style:style>
    <style:style style:name="P41" style:family="paragraph" style:parent-style-name="Text_20_body">
      <style:text-properties officeooo:paragraph-rsid="00431bda"/>
    </style:style>
    <style:style style:name="P42" style:family="paragraph" style:parent-style-name="Text_20_body">
      <style:paragraph-properties fo:break-before="page"/>
      <style:text-properties fo:font-size="18.2000007629395pt" fo:font-weight="bold" officeooo:rsid="003cad46" officeooo:paragraph-rsid="003cad46" style:font-size-asian="18.2000007629395pt" style:font-weight-asian="bold" style:font-size-complex="18.2000007629395pt" style:font-weight-complex="bold"/>
    </style:style>
    <style:style style:name="T1" style:family="text">
      <style:text-properties officeooo:rsid="001822bd"/>
    </style:style>
    <style:style style:name="T2" style:family="text">
      <style:text-properties officeooo:rsid="00196edf"/>
    </style:style>
    <style:style style:name="T3" style:family="text">
      <style:text-properties officeooo:rsid="00199d10"/>
    </style:style>
    <style:style style:name="T4" style:family="text">
      <style:text-properties officeooo:rsid="001b5467"/>
    </style:style>
    <style:style style:name="T5" style:family="text">
      <style:text-properties style:font-name="Source Code Pro Light" fo:font-size="10.5pt" officeooo:rsid="001b5467" style:font-size-asian="10.5pt" style:font-size-complex="10.5pt"/>
    </style:style>
    <style:style style:name="T6" style:family="text">
      <style:text-properties officeooo:rsid="001d0f2e"/>
    </style:style>
    <style:style style:name="T7" style:family="text">
      <style:text-properties officeooo:rsid="00225cfb"/>
    </style:style>
    <style:style style:name="T8" style:family="text">
      <style:text-properties officeooo:rsid="002439a7"/>
    </style:style>
    <style:style style:name="T9" style:family="text">
      <style:text-properties officeooo:rsid="002d1191"/>
    </style:style>
    <style:style style:name="T10" style:family="text">
      <style:text-properties officeooo:rsid="002b9cf3"/>
    </style:style>
    <style:style style:name="T11" style:family="text">
      <style:text-properties officeooo:rsid="002ee468"/>
    </style:style>
    <style:style style:name="T12" style:family="text">
      <style:text-properties officeooo:rsid="003401d2"/>
    </style:style>
    <style:style style:name="T13" style:family="text">
      <style:text-properties officeooo:rsid="003560ce"/>
    </style:style>
    <style:style style:name="T14" style:family="text">
      <style:text-properties officeooo:rsid="003cad46"/>
    </style:style>
    <style:style style:name="T15" style:family="text">
      <style:text-properties fo:font-style="italic" style:font-style-asian="italic" style:font-style-complex="italic"/>
    </style:style>
    <style:style style:name="T16" style:family="text">
      <style:text-properties fo:font-style="italic" officeooo:rsid="003d8a20" style:font-style-asian="italic" style:font-style-complex="italic"/>
    </style:style>
    <style:style style:name="T17" style:family="text">
      <style:text-properties fo:font-style="italic" officeooo:rsid="003401d2" style:font-style-asian="italic" style:font-style-complex="italic"/>
    </style:style>
    <style:style style:name="T18" style:family="text">
      <style:text-properties fo:font-style="italic" officeooo:rsid="00431bda" style:font-style-asian="italic" style:font-style-complex="italic"/>
    </style:style>
    <style:style style:name="T19" style:family="text">
      <style:text-properties fo:font-style="italic" officeooo:rsid="00449269"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d8a20" style:font-style-asian="normal" style:font-style-complex="normal"/>
    </style:style>
    <style:style style:name="T22" style:family="text">
      <style:text-properties fo:font-style="normal" officeooo:rsid="00431bda" style:font-style-asian="normal" style:font-style-complex="normal"/>
    </style:style>
    <style:style style:name="T23" style:family="text">
      <style:text-properties fo:font-style="normal" officeooo:rsid="00449269" style:font-style-asian="normal" style:font-style-complex="normal"/>
    </style:style>
    <style:style style:name="T24" style:family="text">
      <style:text-properties officeooo:rsid="00431bda"/>
    </style:style>
    <style:style style:name="fr1" style:family="graphic" style:parent-style-name="OLE">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
      <text:p text:style-name="P20"/>
      <text:p text:style-name="P20">Sistemes Concurrents i Paral·lels</text:p>
      <text:p text:style-name="P6">Pràctica 1</text:p>
      <text:p text:style-name="P6">Joel Aumedes i Joel Farré</text:p>
      <text:h text:style-name="P30" text:outline-level="1">Anàlisi del disseny</text:h>
      <text:p text:style-name="Text_20_body">Per a poder obtenir una versió més eficient i ràpida del problema Manfut, hem pensat que faria falta alguna cosa més que simplement repartir els equips <text:span text:style-name="T1">a calcular </text:span>entre els <text:span text:style-name="T15">threads</text:span>. <text:span text:style-name="T2">Per això, vam decidir </text:span><text:span text:style-name="T3">que la millor manera seria reescriure el problema, de manera que per a trobar tots els equips generéssim un arbre recursiu. </text:span></text:p>
      <text:p text:style-name="P11">La nostra idea original era implementar també programació dinàmica, però ho vam descartar, ja que les condicions del problema fan que sigui gairebé impossible que es repeteixi una configuració, i això causaria un sobrecost molt gran al haver de mantenir una matriu enorme de possibles configuracions.</text:p>
      <text:h text:style-name="P33" text:outline-level="2">Disseny sequencial</text:h>
      <text:p text:style-name="P7">La idea principal de la nostra implementació és la següent:</text:p>
      <text:p text:style-name="Code">Començant pe<text:span text:style-name="T4">r l’últim jugador</text:span>:</text:p>
      <text:p text:style-name="Code"><text:tab/><text:span text:style-name="T4">Tinc 2 opcions; Agafar-lo o no agafar-lo</text:span></text:p>
      <text:p text:style-name="Code"><text:tab/><text:span text:style-name="T4">Si l’agafo:</text:span></text:p>
      <text:p text:style-name="Code"><text:tab/><text:tab/><text:span text:style-name="T6">CRIDA RECURSIVA: </text:span><text:span text:style-name="T4">Repeteixo la funció amb el jugador a l’equip per calcular el millor equip amb aquest jugador</text:span></text:p>
      <text:p text:style-name="Code"><text:tab/><text:span text:style-name="T4">Si no l’agafo:</text:span></text:p>
      <text:p text:style-name="P1"><text:tab/><text:tab/><text:span text:style-name="T6">CRIDA RECURSIVA: </text:span><text:span text:style-name="T4">Repeteixo la funció amb el jugador </text:span><text:span text:style-name="T5">fora de</text:span><text:span text:style-name="T4"> l’equip per calcular el millor equip </text:span><text:span text:style-name="T5">sense</text:span><text:span text:style-name="T4"> aquest jugador</text:span></text:p>
      <text:p text:style-name="P1"><text:tab/><text:span text:style-name="T6">Un cop tinc els 2 equips:</text:span></text:p>
      <text:p text:style-name="P1"><text:tab/><text:span text:style-name="T6">Si el millor equip és agafant-lo:</text:span></text:p>
      <text:p text:style-name="P1"><text:tab/><text:tab/><text:span text:style-name="T6">Retorno el millor equip amb el jugador</text:span></text:p>
      <text:p text:style-name="P1"><text:tab/><text:span text:style-name="T6">Si el millor equip és sense agafar-lo:</text:span></text:p>
      <text:p text:style-name="P1"><text:tab/><text:tab/><text:span text:style-name="T6">Retorno el millor equip sense el jugador</text:span></text:p>
      <text:p text:style-name="P8">D’aquesta manera, pot semblar que solament calculem sobre un jugador, però, degut a les crides recursives, veiem que necessitem calcular tots els equips inferiors per a trobar el superior, per exemple, necessitem saber totes les combinacions de porters per a poder decidir sobre un defensa.</text:p>
      <text:h text:style-name="P34" text:outline-level="2"/>
      <text:h text:style-name="P35" text:outline-level="2">Aplicació de la concurrència</text:h>
      <text:p text:style-name="P9">En aquest cas, utilitzarem bisecció recursiva per a repartir les tasques. Tot i això, no podem generar <text:span text:style-name="T15">threads</text:span> a cada bisecció, ja que tenim un límit de <text:span text:style-name="T15">threads</text:span> i també perquè causaria un sobrecost immens. Aleshores el que fem és biseccionar amb un thread solament quan tenim un nombre inferior de <text:span text:style-name="T15">threads</text:span> actius als permesos. </text:p>
      <text:p text:style-name="P12">Per biseccionar utilitzem el següent disseny:</text:p>
      <text:p text:style-name="P3">Començant pe<text:span text:style-name="T4">r l’últim jugador</text:span>:</text:p>
      <text:p text:style-name="P3"><text:tab/><text:span text:style-name="T4">Tinc 2 opcions; Agafar-lo o no agafar-lo</text:span></text:p>
      <text:p text:style-name="P3"><text:tab/><text:span text:style-name="T4">Si l’agafo:</text:span></text:p>
      <text:p text:style-name="P3"><text:tab/><text:tab/><text:span text:style-name="T7">Si tinc espai per generar un thread:</text:span></text:p>
      <text:p text:style-name="P3"><text:tab/><text:tab/><text:tab/><text:span text:style-name="T7">pthread_create(</text:span><text:span text:style-name="T6">CRIDA RECURSIVA: </text:span><text:span text:style-name="T4">Repeteixo la funció amb el jugador a l’equip per calcular el millor equip amb aquest jugador</text:span><text:span text:style-name="T7">)</text:span></text:p>
      <text:p text:style-name="P3"><text:tab/><text:tab/><text:span text:style-name="T8">Si no tinc espai:</text:span></text:p>
      <text:p text:style-name="P4"><text:span text:style-name="T6"><text:tab/><text:tab/><text:tab/>CRIDA RECURSIVA: </text:span><text:span text:style-name="T4">Repeteixo la funció amb el jugador a l’equip per calcular el millor equip amb aquest jugador</text:span></text:p>
      <text:p text:style-name="P3"><text:tab/><text:span text:style-name="T4">Si no l’agafo:</text:span></text:p>
      <text:p text:style-name="P3"><text:tab/><text:tab/><text:span text:style-name="T6">CRIDA RECURSIVA: </text:span><text:span text:style-name="T4">Repeteixo la funció amb el jugador </text:span><text:span text:style-name="T5">fora de</text:span><text:span text:style-name="T4"> l’equip per calcular el millor equip </text:span><text:span text:style-name="T5">sense</text:span><text:span text:style-name="T4"> aquest jugador</text:span></text:p>
      <text:p text:style-name="P5"><text:tab/>Si he creat un thread:</text:p>
      <text:p text:style-name="P5"><text:tab/><text:tab/>pthread_join()</text:p>
      <text:p text:style-name="P3"><text:tab/><text:span text:style-name="T6">Un cop tinc els 2 equips:</text:span></text:p>
      <text:p text:style-name="P3"><text:tab/><text:span text:style-name="T6">Si el millor equip és agafant-lo:</text:span></text:p>
      <text:p text:style-name="P3"><text:tab/><text:tab/><text:span text:style-name="T6">Retorno el millor equip amb el jugador</text:span></text:p>
      <text:p text:style-name="P3"><text:tab/><text:span text:style-name="T6">Si el millor equip és sense agafar-lo:</text:span></text:p>
      <text:p text:style-name="P2"><text:tab/><text:tab/><text:span text:style-name="T6">Retorno el millor equip sense el jugador</text:span></text:p>
      <text:p text:style-name="P10">Realitzem la bisecció recursiva, però si no hi ha espai per a un thread nou, no el creem. Podem veure-ho de la següent manera: Al necessitar calcular si és millor agafar un jugador o no, el thread principal, si hi ha espai, crea un altre thread que calcularà afegint el jugador, i el thread principal calcularà sense afegir-lo. Si no hi ha espai el càlcul el farà tot el thread principal.</text:p>
      <text:h text:style-name="P31" text:outline-level="1">Anàlisi del rendiment</text:h>
      <text:p text:style-name="P15">Per a dur a terme l’anà<text:span text:style-name="T12">lisi del rendiment per a cada fitxer, hem agafat com a valors del pressupost 1000 i com a nombre de </text:span><text:span text:style-name="T17">threads</text:span><text:span text:style-name="T12"> </text:span><text:span text:style-name="T14">2</text:span><text:span text:style-name="T12">. Un cop seleccionats aquest valors, es mostren els temps d’execució a la taula següent. </text:span><text:span text:style-name="T13">Per a que les condicions siguin les mateixes, s’ha agafat com a referència de temps el valor obtingut en la primera execució.</text:span></text:p>
      <table:table table:name="Tabla1" table:style-name="Tabla1">
        <table:table-column table:style-name="Tabla1.A"/>
        <table:table-column table:style-name="Tabla1.B"/>
        <table:table-column table:style-name="Tabla1.C"/>
        <table:table-column table:style-name="Tabla1.D" table:number-columns-repeated="2"/>
        <table:table-row>
          <table:table-cell table:style-name="Tabla1.A1" office:value-type="string">
            <text:p text:style-name="P24">Fitxers</text:p>
          </table:table-cell>
          <table:table-cell table:style-name="Tabla1.A1" table:number-columns-spanned="4" office:value-type="string">
            <text:p text:style-name="P23">Temps</text:p>
          </table:table-cell>
          <table:covered-table-cell/>
          <table:covered-table-cell/>
          <table:covered-table-cell/>
        </table:table-row>
        <table:table-row>
          <table:table-cell table:style-name="Tabla1.A1" office:value-type="string">
            <text:p text:style-name="P23"/>
          </table:table-cell>
          <table:table-cell table:style-name="Tabla1.A1" table:number-columns-spanned="2" office:value-type="string">
            <text:p text:style-name="P21">C</text:p>
          </table:table-cell>
          <table:covered-table-cell/>
          <table:table-cell table:style-name="Tabla1.A1" table:number-columns-spanned="2" office:value-type="string">
            <text:p text:style-name="P21">Java</text:p>
          </table:table-cell>
          <table:covered-table-cell/>
        </table:table-row>
        <table:table-row>
          <table:table-cell table:style-name="Tabla1.A1" office:value-type="string">
            <text:p text:style-name="P22"/>
          </table:table-cell>
          <table:table-cell table:style-name="Tabla1.A1" office:value-type="string">
            <text:p text:style-name="P21">Secuencial_C</text:p>
          </table:table-cell>
          <table:table-cell table:style-name="Tabla1.A1" office:value-type="string">
            <text:p text:style-name="P21">Concurrent_C</text:p>
          </table:table-cell>
          <table:table-cell table:style-name="Tabla1.A1" office:value-type="string">
            <text:p text:style-name="P21">Secuencial_Java</text:p>
          </table:table-cell>
          <table:table-cell table:style-name="Tabla1.A1" office:value-type="string">
            <text:p text:style-name="P21">Concurrent_Java</text:p>
          </table:table-cell>
        </table:table-row>
        <table:table-row>
          <table:table-cell table:style-name="Tabla1.A1" office:value-type="string">
            <text:p text:style-name="P21">mercat15j</text:p>
          </table:table-cell>
          <table:table-cell table:style-name="Tabla1.A1" office:value-type="string">
            <text:p text:style-name="P25">0,198’’</text:p>
          </table:table-cell>
          <table:table-cell table:style-name="Tabla1.A1" office:value-type="string">
            <text:p text:style-name="P25">0,004’’</text:p>
          </table:table-cell>
          <table:table-cell table:style-name="Tabla1.A1" office:value-type="string">
            <text:p text:style-name="P22"/>
          </table:table-cell>
          <table:table-cell table:style-name="Tabla1.A1" office:value-type="string">
            <text:p text:style-name="P22"/>
          </table:table-cell>
        </table:table-row>
        <table:table-row>
          <table:table-cell table:style-name="Tabla1.A1" office:value-type="string">
            <text:p text:style-name="P21">mercat25j</text:p>
          </table:table-cell>
          <table:table-cell table:style-name="Tabla1.A1" office:value-type="string">
            <text:p text:style-name="P25">4,119’’</text:p>
          </table:table-cell>
          <table:table-cell table:style-name="Tabla1.A1" office:value-type="string">
            <text:p text:style-name="P25">0,018’’</text:p>
          </table:table-cell>
          <table:table-cell table:style-name="Tabla1.A1" office:value-type="string">
            <text:p text:style-name="P22"/>
          </table:table-cell>
          <table:table-cell table:style-name="Tabla1.A1" office:value-type="string">
            <text:p text:style-name="P22"/>
          </table:table-cell>
        </table:table-row>
        <table:table-row>
          <table:table-cell table:style-name="Tabla1.A1" office:value-type="string">
            <text:p text:style-name="P21">mercat50j</text:p>
          </table:table-cell>
          <table:table-cell table:style-name="Tabla1.A1" office:value-type="string">
            <text:p text:style-name="P26">3’ 36,661’’</text:p>
          </table:table-cell>
          <table:table-cell table:style-name="Tabla1.A1" office:value-type="string">
            <text:p text:style-name="P26">0,595’’</text:p>
          </table:table-cell>
          <table:table-cell table:style-name="Tabla1.A1" office:value-type="string">
            <text:p text:style-name="P22"/>
          </table:table-cell>
          <table:table-cell table:style-name="Tabla1.A1" office:value-type="string">
            <text:p text:style-name="P22"/>
          </table:table-cell>
        </table:table-row>
        <table:table-row>
          <table:table-cell table:style-name="Tabla1.A1" office:value-type="string">
            <text:p text:style-name="P21">mercat60j</text:p>
          </table:table-cell>
          <table:table-cell table:style-name="Tabla1.A1" office:value-type="string">
            <text:p text:style-name="P27">24’ 14,709’’</text:p>
          </table:table-cell>
          <table:table-cell table:style-name="Tabla1.A1" office:value-type="string">
            <text:p text:style-name="P26">5,202’’</text:p>
          </table:table-cell>
          <table:table-cell table:style-name="Tabla1.A1" office:value-type="string">
            <text:p text:style-name="P22"/>
          </table:table-cell>
          <table:table-cell table:style-name="Tabla1.A1" office:value-type="string">
            <text:p text:style-name="P22"/>
          </table:table-cell>
        </table:table-row>
        <table:table-row>
          <table:table-cell table:style-name="Tabla1.A1" office:value-type="string">
            <text:p text:style-name="P21">mercat75j</text:p>
          </table:table-cell>
          <table:table-cell table:style-name="Tabla1.A1" office:value-type="string">
            <text:p text:style-name="P29">2h 45’ 52,911’’</text:p>
          </table:table-cell>
          <table:table-cell table:style-name="Tabla1.A1" office:value-type="string">
            <text:p text:style-name="P27">34,422’’</text:p>
          </table:table-cell>
          <table:table-cell table:style-name="Tabla1.A1" office:value-type="string">
            <text:p text:style-name="P22"/>
          </table:table-cell>
          <table:table-cell table:style-name="Tabla1.A1" office:value-type="string">
            <text:p text:style-name="P22"/>
          </table:table-cell>
        </table:table-row>
        <table:table-row>
          <table:table-cell table:style-name="Tabla1.A1" office:value-type="string">
            <text:p text:style-name="P21">mercat100j</text:p>
          </table:table-cell>
          <table:table-cell table:style-name="Tabla1.A1" office:value-type="string">
            <text:p text:style-name="P22"/>
          </table:table-cell>
          <table:table-cell table:style-name="Tabla1.A1" office:value-type="string">
            <text:p text:style-name="P28">4’ 58,954’’</text:p>
          </table:table-cell>
          <table:table-cell table:style-name="Tabla1.A1" office:value-type="string">
            <text:p text:style-name="P22"/>
          </table:table-cell>
          <table:table-cell table:style-name="Tabla1.A1" office:value-type="string">
            <text:p text:style-name="P22"/>
          </table:table-cell>
        </table:table-row>
      </table:table>
      <text:p text:style-name="P16"/>
      <text:p text:style-name="P17">Després d’executar, per a cada fitxer, tan els programes seqüencials com els concurrents, podem observar que al principi la millora de temps es molt poca per no dir quasi inexistent. Per al fitxer <text:span text:style-name="T15">mercat15j.csv</text:span><text:span text:style-name="T20"> la millora es quasi inapreciable tan en C com en Java. A partir del fitxer </text:span><text:span text:style-name="T15">mercat25j.csv</text:span><text:span text:style-name="T20"> ja podem observar un petit increment en la millora del temps de forma concurrent. Al fitxer </text:span><text:span text:style-name="T15">mercat50j.csv</text:span><text:span text:style-name="T20"> es nota més la diferència essent aquesta de quasi 3 minuts i mig entre l’execució seqüencial i concurrent. </text:span><text:span text:style-name="T21">Per als fitxers </text:span><text:span text:style-name="T16">mercat60j.csv</text:span><text:span text:style-name="T21">, </text:span><text:span text:style-name="T16">mercat75j.csv</text:span><text:span text:style-name="T21"> i </text:span><text:span text:style-name="T16">mercat100j.csv</text:span><text:span text:style-name="T21"> la diferència de temps es abismal, ja que la diferència entre l’execució seqüencial i concurrent pot arribar a ser de minuts i fins i tot d’hores. Com a resultat d’aquest anàlisis podem destacar que l’aplicació de </text:span><text:span text:style-name="T16">threads</text:span><text:span text:style-name="T21"> als programes fa que aquests tinguin un major rendiment i eficiència.</text:span></text:p>
      <text:p text:style-name="P36"/>
      <text:p text:style-name="P36"><draw:frame draw:style-name="fr1" draw:name="Objeto1" text:anchor-type="char" svg:y="0.004cm" svg:width="18.688cm" svg:height="10.583cm" draw:z-index="0"><draw:object xlink:href="./Object 1" xlink:type="simple" xlink:show="embed" xlink:actuate="onLoad"/><draw:image xlink:href="./ObjectReplacements/Object 1" xlink:type="simple" xlink:show="embed" xlink:actuate="onLoad"/></draw:frame><text:soft-page-break/></text:p>
      <text:p text:style-name="P36"/>
      <text:p text:style-name="P18"><draw:frame draw:style-name="fr1" draw:name="Objeto2" text:anchor-type="char" svg:y="0.004cm" svg:width="18.688cm" svg:height="10.583cm" draw:z-index="1"><draw:object xlink:href="./Object 2" xlink:type="simple" xlink:show="embed" xlink:actuate="onLoad"/><draw:image xlink:href="./ObjectReplacements/Object 2" xlink:type="simple" xlink:show="embed" xlink:actuate="onLoad"/><svg:desc>gráfico</svg:desc></draw:frame></text:p>
      <text:p text:style-name="P42">Errors durant el desenvolupament</text:p>
      <text:p text:style-name="P39">Part de C:</text:p>
      <text:p text:style-name="P39"/>
      <text:p text:style-name="P37">Part de Java:</text:p>
      <text:p text:style-name="P41"><text:span text:style-name="T24">Pel que fa als errors que hem tingut durant el desenvolupament han sigut pocs. El principal problema era que a l’hora de calcular l’equip òptim resulta que per algun motiu no es sumaven be els valors i els costos dels jugadors i el resultat final que es mostrava per pantalla no era el mateix que si es sumaven els valors i els costos dels jugadors manualment. El error era que enlloc de copiar els equips, el que fèiem era passar una referència i per tant això provocava dependència de dades. Per a solucionar això vàrem crear una funció que copiava els equips enlloc de passar-los per referència.</text:span></text:p>
      <text:p text:style-name="P41"><text:span text:style-name="T24">Un altre petit error era que quan volíem accedir a algunes posicions per a imprimir un jugador resulta que ens donava un error i deia que aquella posició tenia com a valor </text:span><text:span text:style-name="T18">null</text:span><text:span text:style-name="T22">. El error es trobava en la funció </text:span><text:span text:style-name="T18">addPlayer()</text:span><text:span text:style-name="T22"> de la classe </text:span><text:span text:style-name="T18">JugadorsEquip</text:span><text:span text:style-name="T22">, i resulta que faltava afegir la comanda </text:span><text:span text:style-name="T18">break;</text:span><text:span text:style-name="T22"> a l’hora d’afegir un jugador ja que al tenir un bucle, s’afegia el mateix jugador a totes les posicions de l’</text:span><text:span text:style-name="T18">array</text:span><text:span text:style-name="T22"> </text:span><text:span text:style-name="T23">enlloc d’afegir-lo a la primera posició buida de l’</text:span><text:span text:style-name="T19">array</text:span><text:span text:style-name="T23"> i llavors sortir de la funció</text:span><text:span text:style-name="T22">.</text:span></text:p>
      <text:p text:style-name="P37"/>
      <text:p text:style-name="P18">Conclusions</text:p>
      <text:p text:style-name="P19"/>
      <text:p text:style-name="P19"/>
      <text:h text:style-name="P32" text:outline-level="1">Consideracions</text:h>
      <text:p text:style-name="P14"><text:span text:style-name="T10">Hem utilitzat </text:span><text:span text:style-name="T9">variables compartides per a la sincronització</text:span><text:span text:style-name="T10"> per assegurar una execució determinista, </text:span><text:span text:style-name="T9">però degut a que no tenen tanta precisió com un mutex o un bloc syncronized, és possible que </text:span><text:span text:style-name="T11">es segueixin donant errors, però molt més rarament</text:span><text:span text:style-name="T10">.</text:span></text:p>
      <text:p text:style-name="P13">Per a cancel·lar els fils en cas d’error, ens hem assegurat de que els fils són daemons, de manera que en cas d’error sol fa falta realitzar un exit del fil principal, que es realitza un cop detectat l’err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Source Code Pro Light" svg:font-family="'Source Code Pro Light'"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6555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e" style:family="paragraph" style:parent-style-name="Text_20_body">
      <style:text-properties style:font-name="Source Code Pro Light" fo:font-family="'Source Code Pro Light'" style:font-style-name="Light" style:font-pitch="fixed"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6T14:44:39.666980178</meta:creation-date>
    <dc:date>2020-11-29T16:02:42.256000000</dc:date>
    <meta:editing-duration>PT3H13M48S</meta:editing-duration>
    <meta:editing-cycles>27</meta:editing-cycles>
    <meta:generator>LibreOffice/7.0.1.2$Windows_X86_64 LibreOffice_project/7cbcfc562f6eb6708b5ff7d7397325de9e764452</meta:generator>
    <meta:document-statistic meta:table-count="1" meta:image-count="0" meta:object-count="2" meta:page-count="7" meta:paragraph-count="77" meta:word-count="1038" meta:character-count="6202" meta:non-whitespace-character-count="520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ca"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symbol-type="automatic" chart:include-hidden-cells="false" chart:auto-position="true" chart:auto-size="true" chart:treat-empty-cells="leave-gap" chart:right-angled-axes="true" chart:data-label-number="value" chart:data-label-text="false" chart:data-label-symbol="fals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7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7pt" style:font-size-asian="10pt" style:font-size-complex="10pt"/>
    </style:style>
    <style:style style:name="ch10" style:family="chart">
      <style:chart-properties style:rotation-angle="90"/>
      <style:text-properties fo:font-size="9pt" style:font-size-asian="9pt" style:font-size-complex="9pt"/>
    </style:style>
    <style:style style:name="ch11"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chart:data-label-number="value" chart:data-label-text="false" chart:data-label-symbol="false" chart:label-position="top"/>
      <style:graphic-properties draw:stroke="none" draw:fill-color="#004586" dr3d:edge-rounding="5%"/>
      <style:text-properties fo:font-size="6pt" fo:font-weight="bold" style:font-size-asian="10pt" style:font-size-complex="10pt"/>
    </style:style>
    <style:style style:name="ch13" style:family="chart" style:data-style-name="N0">
      <style:chart-properties chart:symbol-type="named-symbol" chart:symbol-name="diamond" chart:symbol-width="0.25cm" chart:symbol-height="0.25cm" chart:link-data-style-to-source="true" chart:data-label-number="value" chart:data-label-text="false" chart:data-label-symbol="false" chart:label-position="top"/>
      <style:graphic-properties draw:stroke="none" draw:fill-color="#579d1c" dr3d:edge-rounding="5%"/>
      <style:text-properties fo:font-size="6pt" fo:font-weight="bold"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688cm" svg:height="10.583cm" xlink:href="." xlink:type="simple" chart:class="chart:bar" chart:style-name="ch1">
        <chart:title svg:x="5.742cm" svg:y="0.347cm" chart:style-name="ch2">
          <text:p>Gràfica dels temps d'execució en C</text:p>
        </chart:title>
        <chart:legend chart:legend-position="end" svg:x="15.816cm" svg:y="4.743cm" style:legend-expansion="high" chart:style-name="ch3"/>
        <chart:plot-area chart:style-name="ch4" chart:data-source-has-labels="both" svg:x="1.384cm" svg:y="1.337cm" svg:width="14.059cm" svg:height="8.054cm" dr3d:transform="matrix (0.962161407426819 -0.0520370746554882 -0.267465079813688 0.0534210557392711 0.998569857534232 -0.00210485813436867 0.267192097304814 -0.0122630536720377 0.96356525500481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2.296cm" svg:y="1.373cm" svg:width="13.147cm" svg:height="7.46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7.879cm" svg:y="9.602cm" chart:style-name="ch6">
              <text:p>Fitxers</text:p>
            </chart:title>
            <chart:categories table:cell-range-address="local-table.$A$2:.$A$7"/>
            <chart:grid chart:style-name="ch7" chart:class="major"/>
            <chart:grid chart:style-name="ch8" chart:class="minor"/>
          </chart:axis>
          <chart:axis chart:dimension="y" chart:name="primary-y" chart:style-name="ch9">
            <chart:title svg:x="0.572cm" svg:y="7.331cm" chart:style-name="ch10">
              <text:p>Temps d'execució (segons)</text:p>
            </chart:title>
          </chart:axis>
          <chart:axis chart:dimension="z" chart:name="primary-z" chart:style-name="ch11"/>
          <chart:series chart:style-name="ch12" chart:values-cell-range-address="local-table.$B$2:.$B$7" chart:label-cell-address="local-table.$B$1" chart:class="chart:bar">
            <chart:data-point chart:repeated="6"/>
          </chart:series>
          <chart:series chart:style-name="ch13" chart:values-cell-range-address="local-table.$C$2:.$C$7" chart:label-cell-address="local-table.$C$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cuencial_C</text:p>
              </table:table-cell>
              <table:table-cell office:value-type="string">
                <text:p>Concurrent_C</text:p>
              </table:table-cell>
            </table:table-row>
          </table:table-header-rows>
          <table:table-rows>
            <table:table-row>
              <table:table-cell office:value-type="string">
                <text:p>mercat15j.csv</text:p>
              </table:table-cell>
              <table:table-cell office:value-type="float" office:value="0.198">
                <text:p>0.198</text:p>
              </table:table-cell>
              <table:table-cell office:value-type="float" office:value="0.004">
                <text:p>0.004</text:p>
              </table:table-cell>
            </table:table-row>
            <table:table-row>
              <table:table-cell office:value-type="string">
                <text:p>mercat25j.csv</text:p>
              </table:table-cell>
              <table:table-cell office:value-type="float" office:value="4.119">
                <text:p>4.119</text:p>
              </table:table-cell>
              <table:table-cell office:value-type="float" office:value="0.018">
                <text:p>0.018</text:p>
              </table:table-cell>
            </table:table-row>
            <table:table-row>
              <table:table-cell office:value-type="string">
                <text:p>mercat50j.csv</text:p>
              </table:table-cell>
              <table:table-cell office:value-type="float" office:value="216.661">
                <text:p>216.661</text:p>
              </table:table-cell>
              <table:table-cell office:value-type="float" office:value="0.595">
                <text:p>0.595</text:p>
              </table:table-cell>
            </table:table-row>
            <table:table-row>
              <table:table-cell office:value-type="string">
                <text:p>mercat60j.csv</text:p>
              </table:table-cell>
              <table:table-cell office:value-type="float" office:value="1454.709">
                <text:p>1454.709</text:p>
              </table:table-cell>
              <table:table-cell office:value-type="float" office:value="5.202">
                <text:p>5.202</text:p>
              </table:table-cell>
            </table:table-row>
            <table:table-row>
              <table:table-cell office:value-type="string">
                <text:p>mercat75j.csv</text:p>
              </table:table-cell>
              <table:table-cell office:value-type="float" office:value="9952.911">
                <text:p>9952.911</text:p>
              </table:table-cell>
              <table:table-cell office:value-type="float" office:value="34.422">
                <text:p>34.422</text:p>
              </table:table-cell>
            </table:table-row>
            <table:table-row>
              <table:table-cell office:value-type="string">
                <text:p>mercat100j.csv</text:p>
              </table:table-cell>
              <table:table-cell office:value-type="float" office:value="NaN">
                <text:p>NaN</text:p>
              </table:table-cell>
              <table:table-cell office:value-type="float" office:value="298.954">
                <text:p>298.95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ca"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symbol-type="automatic" chart:include-hidden-cells="false" chart:auto-position="true" chart:auto-size="true" chart:treat-empty-cells="leave-gap" chart:right-angled-axes="true" chart:data-label-number="value" chart:data-label-text="false" chart:data-label-symbol="fals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7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7pt" style:font-size-asian="10pt" style:font-size-complex="10pt"/>
    </style:style>
    <style:style style:name="ch10" style:family="chart">
      <style:chart-properties style:rotation-angle="90"/>
      <style:text-properties fo:font-size="9pt" style:font-size-asian="9pt" style:font-size-complex="9pt"/>
    </style:style>
    <style:style style:name="ch11"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chart:data-label-number="value" chart:data-label-text="false" chart:data-label-symbol="false" chart:label-position="top"/>
      <style:graphic-properties draw:stroke="none" draw:fill-color="#004586" dr3d:edge-rounding="5%"/>
      <style:text-properties fo:font-size="6pt" fo:font-weight="bold" style:font-size-asian="10pt" style:font-size-complex="10pt"/>
    </style:style>
    <style:style style:name="ch13" style:family="chart" style:data-style-name="N0">
      <style:chart-properties chart:symbol-type="named-symbol" chart:symbol-name="diamond" chart:symbol-width="0.25cm" chart:symbol-height="0.25cm" chart:link-data-style-to-source="true" chart:data-label-number="value" chart:data-label-text="false" chart:data-label-symbol="false" chart:label-position="top"/>
      <style:graphic-properties draw:stroke="none" draw:fill-color="#579d1c" dr3d:edge-rounding="5%"/>
      <style:text-properties fo:font-size="6pt" fo:font-weight="bold"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688cm" svg:height="10.583cm" xlink:href="." xlink:type="simple" chart:class="chart:bar" chart:style-name="ch1">
        <chart:title svg:x="5.424cm" svg:y="0.347cm" chart:style-name="ch2">
          <text:p>Gràfica dels temps d'execució en Java</text:p>
        </chart:title>
        <chart:legend chart:legend-position="end" svg:x="15.314cm" svg:y="4.743cm" style:legend-expansion="high" chart:style-name="ch3"/>
        <chart:plot-area chart:style-name="ch4" chart:data-source-has-labels="both" svg:x="1.384cm" svg:y="1.337cm" svg:width="13.557cm" svg:height="8.054cm" dr3d:transform="matrix (0.962161407426819 -0.0520370746554882 -0.267465079813688 0.0534210557392711 0.998569857534232 -0.00210485813436867 0.267192097304814 -0.0122630536720377 0.96356525500481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2.031cm" svg:y="1.337cm" svg:width="12.778cm" svg:height="7.5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7.628cm" svg:y="9.602cm" chart:style-name="ch6">
              <text:p>Fitxers</text:p>
            </chart:title>
            <chart:categories table:cell-range-address="local-table.$A$2:.$A$7"/>
            <chart:grid chart:style-name="ch7" chart:class="major"/>
            <chart:grid chart:style-name="ch8" chart:class="minor"/>
          </chart:axis>
          <chart:axis chart:dimension="y" chart:name="primary-y" chart:style-name="ch9">
            <chart:title svg:x="0.572cm" svg:y="7.33cm" chart:style-name="ch10">
              <text:p>Temps d'execució (segons)</text:p>
            </chart:title>
          </chart:axis>
          <chart:axis chart:dimension="z" chart:name="primary-z" chart:style-name="ch11"/>
          <chart:series chart:style-name="ch12" chart:values-cell-range-address="local-table.$B$2:.$B$7" chart:label-cell-address="local-table.$B$1" chart:class="chart:bar">
            <chart:data-point chart:repeated="6"/>
          </chart:series>
          <chart:series chart:style-name="ch13" chart:values-cell-range-address="local-table.$C$2:.$C$7" chart:label-cell-address="local-table.$C$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cuencial_Java</text:p>
              </table:table-cell>
              <table:table-cell office:value-type="string">
                <text:p>Concurrent_Java</text:p>
              </table:table-cell>
            </table:table-row>
          </table:table-header-rows>
          <table:table-rows>
            <table:table-row>
              <table:table-cell office:value-type="string">
                <text:p>mercat15j.csv</text:p>
              </table:table-cell>
              <table:table-cell office:value-type="float" office:value="NaN">
                <text:p>NaN</text:p>
              </table:table-cell>
              <table:table-cell office:value-type="float" office:value="NaN">
                <text:p>NaN</text:p>
              </table:table-cell>
            </table:table-row>
            <table:table-row>
              <table:table-cell office:value-type="string">
                <text:p>mercat25j.csv</text:p>
              </table:table-cell>
              <table:table-cell office:value-type="float" office:value="NaN">
                <text:p>NaN</text:p>
              </table:table-cell>
              <table:table-cell office:value-type="float" office:value="NaN">
                <text:p>NaN</text:p>
              </table:table-cell>
            </table:table-row>
            <table:table-row>
              <table:table-cell office:value-type="string">
                <text:p>mercat50j.csv</text:p>
              </table:table-cell>
              <table:table-cell office:value-type="float" office:value="NaN">
                <text:p>NaN</text:p>
              </table:table-cell>
              <table:table-cell office:value-type="float" office:value="NaN">
                <text:p>NaN</text:p>
              </table:table-cell>
            </table:table-row>
            <table:table-row>
              <table:table-cell office:value-type="string">
                <text:p>mercat60j.csv</text:p>
              </table:table-cell>
              <table:table-cell office:value-type="float" office:value="NaN">
                <text:p>NaN</text:p>
              </table:table-cell>
              <table:table-cell office:value-type="float" office:value="NaN">
                <text:p>NaN</text:p>
              </table:table-cell>
            </table:table-row>
            <table:table-row>
              <table:table-cell office:value-type="string">
                <text:p>mercat75j.csv</text:p>
              </table:table-cell>
              <table:table-cell office:value-type="float" office:value="NaN">
                <text:p>NaN</text:p>
              </table:table-cell>
              <table:table-cell office:value-type="float" office:value="NaN">
                <text:p>NaN</text:p>
              </table:table-cell>
            </table:table-row>
            <table:table-row>
              <table:table-cell office:value-type="string">
                <text:p>mercat100j.csv</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